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e7f00" draw:textarea-horizontal-align="justify" draw:textarea-vertical-align="middle" draw:auto-grow-height="false" fo:min-height="1.77cm" fo:min-width="1.28cm"/>
    </style:style>
    <style:style style:name="gr2" style:family="graphic" style:parent-style-name="standard">
      <style:graphic-properties draw:stroke="none" svg:stroke-color="#a5a5a5" draw:fill-color="#bababa" draw:textarea-horizontal-align="justify" draw:textarea-vertical-align="middle" draw:auto-grow-height="false" fo:min-height="0.71cm" fo:min-width="1.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5cm"/>
      <style:paragraph-properties style:writing-mode="lr-tb"/>
    </style:style>
    <style:style style:name="gr5" style:family="graphic" style:parent-style-name="standard">
      <style:graphic-properties svg:stroke-color="#000000" draw:fill-color="#e3e300" draw:textarea-horizontal-align="justify" draw:textarea-vertical-align="middle" draw:auto-grow-height="false" fo:min-height="0.99cm" fo:min-width="2.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draw:fill-color="#7ffe00" draw:textarea-horizontal-align="justify" draw:textarea-vertical-align="middle" draw:auto-grow-height="false" fo:min-height="0.15cm" fo:min-width="1.78cm"/>
    </style:style>
    <style:style style:name="gr8" style:family="graphic" style:parent-style-name="standard">
      <style:graphic-properties svg:stroke-color="#000000" draw:fill="hatch" draw:fill-hatch-name="Black_20_0_20_Degrees" draw:textarea-horizontal-align="justify" draw:textarea-vertical-align="middle" draw:auto-grow-height="false" fo:min-height="1.77cm" fo:min-width="1.2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55cm"/>
      <style:paragraph-properties style:writing-mode="lr-tb"/>
    </style:style>
    <style:style style:name="gr1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4.01cm" fo:min-width="11.44cm"/>
    </style:style>
    <style:style style:name="gr15" style:family="graphic" style:parent-style-name="standard">
      <style:graphic-properties draw:stroke="none" draw:fill-color="#d0d0d0" draw:textarea-horizontal-align="justify" draw:textarea-vertical-align="middle" draw:auto-grow-height="false" fo:min-height="1.67cm" fo:min-width="3.12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cm" fo:min-width="1.28cm"/>
      <style:paragraph-properties style:writing-mode="lr-tb"/>
    </style:style>
    <style:style style:name="gr17" style:family="graphic" style:parent-style-name="standard">
      <style:graphic-properties draw:stroke="none" svg:stroke-color="#a5a5a5" draw:fill-color="#bababa" draw:textarea-horizontal-align="justify" draw:textarea-vertical-align="middle" draw:auto-grow-height="false" fo:min-height="0.63cm" fo:min-width="2.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svg:stroke-color="#000000" draw:fill-color="#7f7f7f" draw:textarea-horizontal-align="justify" draw:textarea-vertical-align="middle" draw:auto-grow-height="false" fo:min-height="0.57cm" fo:min-width="1.34cm"/>
      <style:paragraph-properties style:writing-mode="lr-tb"/>
    </style:style>
    <style:style style:name="gr21" style:family="graphic" style:parent-style-name="standard">
      <style:graphic-properties svg:stroke-color="#000000" draw:fill="hatch" draw:fill-hatch-name="Black_20_90_20_Degrees" draw:textarea-horizontal-align="justify" draw:textarea-vertical-align="middle" draw:auto-grow-height="false" fo:min-height="0.49cm" fo:min-width="1.28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15cm" fo:min-width="11.5cm"/>
    </style:style>
    <style:style style:name="gr24" style:family="graphic" style:parent-style-name="standard">
      <style:graphic-properties draw:stroke="none" draw:fill-color="#d0d0d0" draw:textarea-horizontal-align="justify" draw:textarea-vertical-align="middle" draw:auto-grow-height="false" fo:min-height="1.67cm" fo:min-width="3.2cm"/>
    </style:style>
    <style:style style:name="gr25" style:family="graphic" style:parent-style-name="standard">
      <style:graphic-properties draw:stroke="none" svg:stroke-color="#a5a5a5" draw:fill-color="#bababa" draw:textarea-horizontal-align="justify" draw:textarea-vertical-align="middle" draw:auto-grow-height="false" fo:min-height="0.63cm" fo:min-width="2.44cm"/>
    </style:style>
    <style:style style:name="gr26" style:family="graphic" style:parent-style-name="standard">
      <style:graphic-properties svg:stroke-color="#000000" draw:fill="hatch" draw:fill-hatch-name="Black_20_90_20_Degrees" draw:textarea-horizontal-align="justify" draw:textarea-vertical-align="middle" draw:auto-grow-height="false" fo:min-height="0.49cm" fo:min-width="1.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e7f00"/>
      <style:paragraph-properties fo:text-align="center"/>
      <style:text-properties fo:color="#000000" loext:opacity="100%"/>
    </style:style>
    <style:style style:name="P2" style:family="paragraph">
      <loext:graphic-properties draw:fill-color="#bababa"/>
      <style:paragraph-properties fo:text-align="center"/>
      <style:text-properties style:text-position="-33% 58%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e3e300"/>
      <style:paragraph-properties fo:text-align="center"/>
    </style:style>
    <style:style style:name="P6" style:family="paragraph">
      <loext:graphic-properties draw:fill-color="#7ffe00"/>
      <style:paragraph-properties fo:text-align="center"/>
    </style:style>
    <style:style style:name="P7" style:family="paragraph">
      <loext:graphic-properties draw:fill="hatch" draw:fill-hatch-name="Black_20_0_20_Degrees"/>
      <style:paragraph-properties fo:text-align="center"/>
      <style:text-properties fo:color="#000000" loext:opacity="100%"/>
    </style:style>
    <style:style style:name="P8" style:family="paragraph">
      <loext:graphic-properties draw:fill="none"/>
      <style:paragraph-properties fo:text-align="center"/>
      <style:text-properties style:text-position="-33% 58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d0d0d0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color="#000000" loext:opacity="100%"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-color="#7f7f7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hatch" draw:fill-hatch-name="Black_20_90_20_Degrees"/>
      <style:paragraph-properties fo:text-align="center"/>
      <style:text-properties fo:color="#000000" loext:opacity="100%" fo:font-size="12pt" style:font-size-asian="12pt" style:font-size-complex="12pt"/>
    </style:style>
    <style:style style:name="P1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78cm" svg:height="2.02cm" svg:x="8.52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16cm" svg:height="0.96cm" svg:x="8.32cm" svg:y="8.74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2.08cm" svg:height="0.806cm" svg:x="8.32cm" svg:y="8.855cm">
          <draw:text-box>
            <text:p><text:span text:style-name="T1">Router</text:span></text:p>
          </draw:text-box>
        </draw:frame>
        <draw:frame draw:style-name="gr4" draw:text-style-name="P4" draw:layer="layout" svg:width="2.75cm" svg:height="1.039cm" svg:x="11.8cm" svg:y="5.42cm">
          <draw:text-box>
            <text:p><text:span text:style-name="T2">alloc()</text:span></text:p>
          </draw:text-box>
        </draw:frame>
        <draw:custom-shape draw:style-name="gr5" draw:text-style-name="P5" draw:layer="layout" svg:width="3.48cm" svg:height="1.24cm" svg:x="2.48cm" svg:y="9.2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6cm" svg:height="1.039cm" svg:x="13.64cm" svg:y="10.7cm">
          <draw:text-box>
            <text:p><text:span text:style-name="T2">AllocableObjects</text:span></text:p>
            <text:p><text:span text:style-name="T2">messages</text:span></text:p>
          </draw:text-box>
        </draw:frame>
        <draw:frame draw:style-name="gr4" draw:text-style-name="P4" draw:layer="layout" svg:width="2.75cm" svg:height="1.039cm" svg:x="5.76cm" svg:y="6.535cm">
          <draw:text-box>
            <text:p><text:span text:style-name="T2">FIFO</text:span></text:p>
            <text:p><text:span text:style-name="T2">newMessages</text:span></text:p>
          </draw:text-box>
        </draw:frame>
        <draw:g xml:id="id4" draw:id="id4">
          <draw:custom-shape draw:style-name="gr7" draw:text-style-name="P6" draw:layer="layout" svg:width="2.28cm" svg:height="0.4cm" svg:x="13.86cm" svg:y="7.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7.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8.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8.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9.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9.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9.8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.28cm" svg:height="0.4cm" svg:x="13.86cm" svg:y="10.22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xml:id="id1" draw:id="id1" draw:layer="layout" svg:width="1.78cm" svg:height="2.02cm" svg:x="8.52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curve" svg:x1="9.41cm" svg:y1="7.96cm" svg:x2="9.4cm" svg:y2="8.74cm" draw:start-shape="id1" draw:start-glue-point="2" draw:end-shape="id2" draw:end-glue-point="0" svg:d="M9410 7960c0 586-10 197-10 780" svg:viewBox="0 0 11 781">
          <text:p/>
        </draw:connector>
        <draw:custom-shape draw:style-name="gr5" draw:text-style-name="P5" draw:layer="layout" svg:width="3.48cm" svg:height="1.24cm" svg:x="2.58cm" svg:y="9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8cm" svg:height="1.24cm" svg:x="2.68cm" svg:y="9.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8cm" svg:height="1.24cm" svg:x="2.78cm" svg:y="8.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8cm" svg:height="1.24cm" svg:x="2.88cm" svg:y="8.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8cm" svg:height="1.24cm" svg:x="2.98cm" svg:y="8.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3.48cm" svg:height="1.24cm" svg:x="3.08cm" svg:y="8.6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4cm" svg:height="1.039cm" svg:x="3.16cm" svg:y="8.801cm">
          <draw:text-box>
            <text:p><text:span text:style-name="T2">TopicListReport</text:span></text:p>
            <text:p><text:span text:style-name="T2">subscribers </text:span></text:p>
          </draw:text-box>
        </draw:frame>
        <draw:frame draw:style-name="gr10" draw:text-style-name="P4" draw:layer="layout" svg:width="2.75cm" svg:height="0.645cm" svg:x="16.99cm" svg:y="5.92cm">
          <draw:text-box>
            <text:p><text:span text:style-name="T2">free()</text:span></text:p>
          </draw:text-box>
        </draw:frame>
        <draw:frame draw:style-name="gr11" draw:text-style-name="P4" draw:layer="layout" svg:width="4.05cm" svg:height="1.039cm" svg:x="10.56cm" svg:y="9.08cm">
          <draw:text-box>
            <text:p><text:span text:style-name="T2">copyReference()</text:span></text:p>
          </draw:text-box>
        </draw:frame>
        <draw:frame draw:style-name="gr10" draw:text-style-name="P4" draw:layer="layout" svg:width="2.75cm" svg:height="0.645cm" svg:x="17.31cm" svg:y="6.975cm">
          <draw:text-box>
            <text:p><text:span text:style-name="T2">free()</text:span></text:p>
          </draw:text-box>
        </draw:frame>
        <draw:connector draw:style-name="gr12" draw:text-style-name="P9" draw:layer="layout" draw:type="curve" svg:x1="10.4cm" svg:y1="9.258cm" svg:x2="13.86cm" svg:y2="9.02cm" draw:start-shape="id3" draw:start-glue-point="1" draw:end-shape="id4" svg:d="M10400 9258c2595 0 865-238 3460-238" svg:viewBox="0 0 3461 239">
          <text:p/>
        </draw:connector>
        <draw:connector draw:style-name="gr13" draw:text-style-name="P9" draw:layer="layout" draw:type="curve" svg:x1="8.32cm" svg:y1="9.258cm" svg:x2="6.56cm" svg:y2="9.26cm" draw:start-shape="id3" draw:start-glue-point="3" draw:end-shape="id5" draw:end-glue-point="1" svg:d="M8320 9258c-1318 0-439 2-1760 2" svg:viewBox="0 0 1761 3">
          <text:p/>
        </draw:connector>
        <draw:custom-shape draw:style-name="gr14" draw:text-style-name="P10" draw:layer="layout" svg:width="11.94cm" svg:height="4.26cm" svg:x="14.96cm" svg:y="1.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06cm" svg:y="1.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16cm" svg:y="1.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26cm" svg:y="1.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36cm" svg:y="1.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46cm" svg:y="1.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1.94cm" svg:height="4.26cm" svg:x="15.56cm" svg:y="2.06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0" draw:layer="layout" svg:width="11.94cm" svg:height="4.26cm" svg:x="15.66cm" svg:y="2.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3.62cm" svg:height="1.92cm" svg:x="23.8cm" svg:y="2.3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1.78cm" svg:height="0.74cm" svg:x="23.72cm" svg:y="2.62cm">
            <text:p text:style-name="P10"><text:span text:style-name="T3">FI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2.72cm" svg:height="0.88cm" svg:x="19.84cm" svg:y="2.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cm" svg:height="1.039cm" svg:x="19.62cm" svg:y="2.68cm">
            <draw:text-box>
              <text:p><text:span text:style-name="T2">outputChannel</text:span></text:p>
            </draw:text-box>
          </draw:frame>
          <draw:frame draw:style-name="gr18" draw:text-style-name="P4" draw:layer="layout" svg:width="3.94cm" svg:height="1.433cm" svg:x="20.84cm" svg:y="4.9cm">
            <draw:text-box>
              <text:p><text:span text:style-name="T2">FIFO</text:span></text:p>
              <text:p><text:span text:style-name="T2">messagesToSend</text:span></text:p>
              <text:p><text:span text:style-name="T2"/></text:p>
            </draw:text-box>
          </draw:frame>
          <draw:line draw:style-name="gr9" draw:text-style-name="P9" draw:layer="layout" svg:x1="27.32cm" svg:y1="2.98cm" svg:x2="28.2cm" svg:y2="2.98cm">
            <text:p/>
          </draw:line>
          <draw:frame draw:style-name="gr19" draw:text-style-name="P13" draw:layer="layout" svg:width="2.82cm" svg:height="1.199cm" svg:x="24.26cm" svg:y="3.4cm">
            <draw:text-box>
              <text:p><text:span text:style-name="T4">Hardware</text:span></text:p>
            </draw:text-box>
          </draw:frame>
          <draw:custom-shape draw:style-name="gr20" draw:text-style-name="P14" draw:layer="layout" svg:width="1.84cm" svg:height="0.82cm" svg:x="25.48cm" svg:y="2.56cm">
            <text:p text:style-name="P10"><text:span text:style-name="T4">UA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1.78cm" svg:height="0.74cm" svg:x="23.68cm" svg:y="2.64cm">
            <text:p/>
            <draw:enhanced-geometry svg:viewBox="0 0 21600 21600" draw:type="rectangle" draw:enhanced-path="M 0 0 L 21600 0 21600 21600 0 21600 0 0 Z N"/>
          </draw:custom-shape>
          <draw:line draw:style-name="gr22" draw:text-style-name="P9" draw:layer="layout" svg:x1="22.58cm" svg:y1="3.06cm" svg:x2="23.7cm" svg:y2="3.06cm">
            <text:p/>
          </draw:line>
          <draw:custom-shape draw:style-name="gr7" draw:text-style-name="P6" xml:id="id7" draw:id="id7" draw:layer="layout" svg:width="2.28cm" svg:height="0.4cm" svg:x="16.66cm" svg:y="2.78cm">
            <text:p/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1" draw:layer="layout" svg:width="1.78cm" svg:height="2.02cm" svg:x="19.14cm" svg:y="4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7" draw:layer="layout" svg:width="1.78cm" svg:height="2.02cm" svg:x="19.14cm" svg:y="4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" draw:text-style-name="P8" draw:layer="layout" draw:type="curve" svg:x1="20.03cm" svg:y1="4.24cm" svg:x2="17.8cm" svg:y2="3.18cm" draw:start-shape="id6" draw:start-glue-point="0" draw:end-shape="id7" svg:d="M20030 4240c0-795-2230-265-2230-1060" svg:viewBox="0 0 2231 1061">
            <text:p/>
          </draw:connector>
          <draw:line draw:style-name="gr22" draw:text-style-name="P9" draw:layer="layout" svg:x1="18.94cm" svg:y1="3cm" svg:x2="19.76cm" svg:y2="3cm">
            <text:p/>
          </draw:line>
        </draw:g>
        <draw:connector draw:style-name="gr9" draw:text-style-name="P9" draw:layer="layout" draw:type="curve" svg:x1="17.8cm" svg:y1="3.18cm" svg:x2="16.14cm" svg:y2="9.02cm" draw:start-shape="id7" draw:start-glue-point="2" draw:end-shape="id4" draw:end-glue-point="1" svg:d="M17800 3180c0 3894-553 5840-1660 5840" svg:viewBox="0 0 1661 5841">
          <text:p/>
        </draw:connector>
        <draw:connector draw:style-name="gr9" draw:text-style-name="P8" draw:layer="layout" draw:type="curve" draw:line-skew="1.83cm" svg:x1="9.4cm" svg:y1="9.7cm" svg:x2="20.03cm" svg:y2="6.26cm" draw:start-shape="id2" draw:start-glue-point="2" draw:end-shape="id6" draw:end-glue-point="2" svg:d="M9400 9700c0 3495 10630 5215 10630-3440" svg:viewBox="0 0 10631 6300">
          <text:p/>
        </draw:connector>
        <draw:custom-shape draw:style-name="gr23" draw:text-style-name="P10" draw:layer="layout" svg:width="12cm" svg:height="2.4cm" svg:x="0.4cm" svg:y="1.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0.5cm" svg:y="1.6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0.6cm" svg:y="1.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0.7cm" svg:y="1.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0.8cm" svg:y="1.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0.9cm" svg:y="2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2cm" svg:height="2.4cm" svg:x="1cm" svg:y="2.18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10" draw:layer="layout" svg:width="12cm" svg:height="2.4cm" svg:x="1.1cm" svg:y="2.2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3.7cm" svg:height="1.92cm" svg:x="1.72cm" svg:y="2.5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1.78cm" svg:height="0.74cm" svg:x="3.68cm" svg:y="3.38cm">
            <text:p text:style-name="P10"><text:span text:style-name="T3">FI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" draw:layer="layout" svg:width="2.94cm" svg:height="0.88cm" svg:x="6.34cm" svg:y="3.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1.84cm" svg:height="0.82cm" svg:x="1.76cm" svg:y="3.3cm">
            <text:p text:style-name="P10"><text:span text:style-name="T4">UAR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1.78cm" svg:height="0.74cm" svg:x="3.68cm" svg:y="3.38cm">
            <text:p text:style-name="P10"><text:span text:style-name="T3">FIF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4" draw:layer="layout" svg:width="4.83cm" svg:height="0.645cm" svg:x="6.49cm" svg:y="3.44cm">
            <draw:text-box>
              <text:p><text:span text:style-name="T2">inputChannel</text:span></text:p>
            </draw:text-box>
          </draw:frame>
          <draw:line draw:style-name="gr9" draw:text-style-name="P9" draw:layer="layout" svg:x1="0.86cm" svg:y1="3.76cm" svg:x2="1.74cm" svg:y2="3.76cm">
            <text:p/>
          </draw:line>
          <draw:frame draw:style-name="gr19" draw:text-style-name="P13" draw:layer="layout" svg:width="2.721cm" svg:height="1.199cm" svg:x="2.619cm" svg:y="2.6cm">
            <draw:text-box>
              <text:p><text:span text:style-name="T4">Hardware</text:span></text:p>
            </draw:text-box>
          </draw:frame>
          <draw:line draw:style-name="gr22" draw:text-style-name="P9" draw:layer="layout" svg:x1="5.52cm" svg:y1="3.78cm" svg:x2="6.64cm" svg:y2="3.78cm">
            <text:p/>
          </draw:line>
          <draw:custom-shape draw:style-name="gr7" draw:text-style-name="P6" xml:id="id8" draw:id="id8" draw:layer="layout" svg:width="2.28cm" svg:height="0.4cm" svg:x="10.184cm" svg:y="3.56cm">
            <text:p/>
            <draw:enhanced-geometry svg:viewBox="0 0 21600 21600" draw:type="rectangle" draw:enhanced-path="M 0 0 L 21600 0 21600 21600 0 21600 0 0 Z N"/>
          </draw:custom-shape>
          <draw:line draw:style-name="gr22" draw:text-style-name="P9" draw:layer="layout" svg:x1="9.324cm" svg:y1="3.78cm" svg:x2="10.144cm" svg:y2="3.78cm">
            <text:p/>
          </draw:line>
          <draw:frame draw:style-name="gr3" draw:text-style-name="P3" draw:layer="layout" svg:width="3.036cm" svg:height="0.806cm" svg:x="9.684cm" svg:y="2.38cm">
            <draw:text-box>
              <text:p><text:span text:style-name="T1">Receiver</text:span></text:p>
            </draw:text-box>
          </draw:frame>
        </draw:g>
        <draw:connector draw:style-name="gr9" draw:text-style-name="P8" draw:layer="layout" draw:type="curve" svg:x1="11.324cm" svg:y1="3.96cm" svg:x2="9.41cm" svg:y2="5.94cm" draw:start-shape="id8" draw:start-glue-point="2" draw:end-shape="id1" draw:end-glue-point="0" svg:d="M11324 3960c0 1485-1914 495-1914 1980" svg:viewBox="0 0 1915 1981">
          <text:p/>
        </draw:connector>
        <draw:connector draw:style-name="gr9" draw:text-style-name="P9" draw:layer="layout" draw:type="curve" svg:x1="13.86cm" svg:y1="9.02cm" svg:x2="12.464cm" svg:y2="3.76cm" draw:start-shape="id4" draw:start-glue-point="3" draw:end-shape="id8" draw:end-glue-point="1" svg:d="M13860 9020c-1047 0-349-5260-1396-5260" svg:viewBox="0 0 1397 5261">
          <text:p/>
        </draw:connector>
        <draw:frame draw:style-name="gr3" draw:text-style-name="P3" draw:layer="layout" svg:width="3.036cm" svg:height="0.806cm" svg:x="25.084cm" svg:y="5.434cm">
          <draw:text-box>
            <text:p><text:span text:style-name="T1">Sender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rgio Montenegro</meta:initial-creator>
    <meta:creation-date>2021-02-10T18:25:26.643630685</meta:creation-date>
    <dc:date>2021-04-24T23:35:33.832201217</dc:date>
    <meta:editing-duration>PT2H46M26S</meta:editing-duration>
    <meta:editing-cycles>33</meta:editing-cycles>
    <meta:generator>LibreOffice/7.1.2.2$Linux_X86_64 LibreOffice_project/10$Build-2</meta:generator>
    <meta:document-statistic meta:object-count="104"/>
  </office:meta>
</office:document-meta>
</file>